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Segoe UI Emoji" svg:font-family="Segoe UI Emoji" style:font-family-generic="swiss" style:font-pitch="variable" svg:panose-1="2 11 5 2 4 2 4 2 2 3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Segoe UI Emoji" style:font-name-asian="Segoe UI Emoji" style:font-name-complex="Segoe UI Emoji"/>
    </style:style>
  </office:automatic-styles>
  <office:body>
    <office:text text:use-soft-page-breaks="true">
      <text:p text:style-name="P1">Const quotes = [</text:p>
      <text:p text:style-name="Normal"><text:s text:c="5"/>“Success is not final, failure is not fatal: It is the courage to continue that counts.”,</text:p>
      <text:p text:style-name="Normal"><text:s text:c="5"/>“Believe you can and you’re halfway there.”,</text:p>
      <text:p text:style-name="Normal"><text:s text:c="5"/>“Don’t watch the clock; do what it does. Keep going.”,</text:p>
      <text:p text:style-name="Normal"><text:s text:c="5"/>“Hard work beats talent when talent doesn’t work hard.”,</text:p>
      <text:p text:style-name="Normal"><text:s text:c="5"/>“Dream big and dare to fail.”</text:p>
      <text:p text:style-name="Normal"><text:s text:c="3"/>];</text:p>
      <text:p text:style-name="Normal"><text:s text:c="3"/></text:p>
      <text:p text:style-name="Normal"><text:s text:c="3"/>Function generateQuote() {</text:p>
      <text:p text:style-name="Normal"><text:s text:c="5"/>Const name = document.getElementById(“nameInput”).value.trim();</text:p>
      <text:p text:style-name="Normal"><text:s text:c="5"/>Const quoteBox = document.getElementById(“quoteBox”);</text:p>
      <text:p text:style-name="Normal"><text:s text:c="3"/></text:p>
      <text:p text:style-name="Normal"><text:s text:c="5"/>If (!name) {</text:p>
      <text:p text:style-name="Normal"><text:s text:c="7"/>quoteBox.innerText = “Please enter your name to get a quote<text:s/><text:span text:style-name="T2">🙂</text:span>”;</text:p>
      <text:p text:style-name="Normal"><text:s text:c="7"/>return;</text:p>
      <text:p text:style-name="Normal"><text:s text:c="5"/>}</text:p>
      <text:p text:style-name="Normal"><text:s text:c="3"/></text:p>
      <text:p text:style-name="Normal"><text:s text:c="5"/>Const randomIndex = Math.floor(Math.random() * quotes.length);</text:p>
      <text:p text:style-name="Normal"><text:s text:c="5"/>Const randomQuote = quotes[randomIndex];</text:p>
      <text:p text:style-name="Normal"><text:s text:c="3"/></text:p>
      <text:p text:style-name="Normal"><text:s text:c="5"/>quoteBox.innerText = `Hi ${name}, here’s your quote:\n”${randomQuote}”`;</text:p>
      <text:p text:style-name="Normal"><text:s text:c="3"/>}</text:p>
      <text:p text:style-name="Normal"><text:s text:c="3"/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5in"/>
      <style:text-properties style:font-name="Aptos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Yu Gothic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Yu Gothic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Yu Gothic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Yu Gothic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Yu Gothic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Yu Gothic Light" style:font-name-complex="Times New Roman" fo:color="#272727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anthitha D</meta:initial-creator>
    <dc:creator>Nanthitha D</dc:creator>
    <meta:creation-date>2025-09-04T07:09:00Z</meta:creation-date>
    <dc:date>2025-09-04T07:09:00Z</dc:date>
    <meta:template xlink:href="Normal.dotm" xlink:type="simple"/>
    <meta:editing-cycles>3</meta:editing-cycles>
    <meta:editing-duration>PT60S</meta:editing-duration>
    <meta:document-statistic meta:page-count="1" meta:paragraph-count="1" meta:word-count="121" meta:character-count="812" meta:row-count="5" meta:non-whitespace-character-count="692"/>
  </office:meta>
</office:document-meta>
</file>